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0800000008B238B3E9FE2182A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gradient" draw:fill-gradient-name="gradient"/>
    </style:style>
    <style:style style:name="dp2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721cm"/>
    </style:style>
    <style:style style:name="gr2" style:family="graphic" style:parent-style-name="standard">
      <style:graphic-properties svg:stroke-color="#000000" draw:fill-color="#b3b3b3" draw:textarea-horizontal-align="justify" draw:textarea-vertical-align="middle" draw:auto-grow-height="false" fo:min-height="1.909cm" fo:min-width="7.374cm"/>
    </style:style>
    <style:style style:name="gr3" style:family="graphic" style:parent-style-name="standard">
      <style:graphic-properties draw:textarea-horizontal-align="justify" draw:textarea-vertical-align="middle" draw:auto-grow-height="false" fo:min-height="0.639cm" fo:min-width="4.072cm"/>
    </style:style>
    <style:style style:name="gr4" style:family="graphic" style:parent-style-name="standard">
      <style:graphic-properties svg:stroke-color="#666666" draw:fill-color="#dddddd" draw:textarea-horizontal-align="justify" draw:textarea-vertical-align="middle" draw:auto-grow-height="false" fo:min-height="0.199cm" fo:min-width="0cm" draw:shadow="visible" draw:shadow-offset-x="0.035cm" draw:shadow-offset-y="0.035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021cm" fo:min-width="0cm" draw:shadow="visible" draw:shadow-offset-x="0.035cm" draw:shadow-offset-y="0.035cm"/>
    </style:style>
    <style:style style:name="gr6" style:family="graphic" style:parent-style-name="standard">
      <style:graphic-properties svg:stroke-color="#ff0000" draw:fill-color="#ff0000" draw:textarea-horizontal-align="justify" draw:textarea-vertical-align="middle" draw:auto-grow-height="false" fo:min-height="0.021cm" fo:min-width="0cm" draw:shadow="visible" draw:shadow-offset-x="0.035cm" draw:shadow-offset-y="0.035cm"/>
    </style:style>
    <style:style style:name="gr7" style:family="graphic" style:parent-style-name="standard">
      <style:graphic-properties svg:stroke-color="#000000" draw:fill-color="#e6e6e6" draw:textarea-horizontal-align="justify" draw:textarea-vertical-align="middle" draw:auto-grow-height="false" fo:min-height="0.004cm" fo:min-width="0.008cm" draw:shadow="visible" draw:shadow-offset-x="0.035cm" draw:shadow-offset-y="0.035cm"/>
    </style:style>
    <style:style style:name="gr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fo:min-height="0.297cm"/>
    </style:style>
    <style:style style:name="gr10" style:family="graphic" style:parent-style-name="standard">
      <style:graphic-properties draw:stroke="none" svg:stroke-color="#000000" draw:fill="none" draw:fill-color="#ffffff" fo:min-height="0.149cm"/>
    </style:style>
    <style:style style:name="gr11" style:family="graphic" style:parent-style-name="standard">
      <style:graphic-properties draw:stroke="none" svg:stroke-color="#000000" draw:fill="none" draw:fill-color="#ffffff" fo:min-height="0.23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34cm" fo:min-width="0.074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solid" draw:fill-color="#b2b2b2" draw:textarea-horizontal-align="justify" draw:textarea-vertical-align="middle" draw:auto-grow-height="false" fo:min-height="7.971cm" fo:min-width="7.594cm" fo:padding-top="0.142cm" fo:padding-bottom="0.142cm" fo:padding-left="0.267cm" fo:padding-right="0.267cm"/>
    </style:style>
    <style:style style:name="gr14" style:family="graphic" style:parent-style-name="standard">
      <style:graphic-properties svg:stroke-color="#000000" draw:fill="solid" draw:fill-color="#2b511a" draw:opacity="100%" draw:textarea-horizontal-align="justify" draw:textarea-vertical-align="middle" draw:auto-grow-height="false" fo:min-height="1.655cm" fo:min-width="7.12cm" draw:shadow="visible" draw:shadow-offset-x="0.071cm" draw:shadow-offset-y="0.071cm"/>
    </style:style>
    <style:style style:name="gr15" style:family="graphic" style:parent-style-name="standard">
      <style:graphic-properties svg:stroke-color="#000000" draw:fill="solid" draw:fill-color="#b87333" draw:textarea-horizontal-align="justify" draw:textarea-vertical-align="middle" draw:auto-grow-height="false" fo:min-height="1.817cm" fo:min-width="1.567cm" draw:shadow="visible" draw:shadow-offset-x="0.071cm" draw:shadow-offset-y="0.071cm"/>
    </style:style>
    <style:style style:name="gr16" style:family="graphic" style:parent-style-name="standard">
      <style:graphic-properties svg:stroke-color="#000000" draw:fill="solid" draw:fill-color="#2b511a" draw:textarea-horizontal-align="justify" draw:textarea-vertical-align="middle" draw:auto-grow-height="false" fo:min-height="2.671cm" fo:min-width="7.12cm" draw:shadow="visible" draw:shadow-offset-x="0.071cm" draw:shadow-offset-y="0.071cm"/>
    </style:style>
    <style:style style:name="gr17" style:family="graphic" style:parent-style-name="standard">
      <style:graphic-properties svg:stroke-color="#000000" draw:fill-color="#2b511a" draw:textarea-horizontal-align="justify" draw:textarea-vertical-align="middle" draw:auto-grow-height="false" fo:min-height="1.655cm" fo:min-width="5.971cm" draw:shadow="visible" draw:shadow-offset-x="0.071cm" draw:shadow-offset-y="0.071cm"/>
    </style:style>
    <style:style style:name="gr18" style:family="graphic" style:parent-style-name="standard">
      <style:graphic-properties svg:stroke-color="#000000" draw:fill="bitmap" draw:fill-color="#000000" draw:fill-image-name="Dark_20_Vertical" draw:textarea-horizontal-align="justify" draw:textarea-vertical-align="middle" draw:auto-grow-height="false" fo:min-height="3.433cm" fo:min-width="0.516cm" draw:shadow="hidden" draw:shadow-offset-x="0.071cm" draw:shadow-offset-y="0.071cm"/>
    </style:style>
    <style:style style:name="gr19" style:family="graphic" style:parent-style-name="standard">
      <style:graphic-properties svg:stroke-color="#000000" draw:fill="bitmap" draw:fill-color="#000000" draw:fill-image-name="Dark_20_Vertical" draw:textarea-horizontal-align="justify" draw:textarea-vertical-align="middle" draw:auto-grow-height="false" fo:min-height="0.766cm" fo:min-width="0.516cm"/>
    </style:style>
    <style:style style:name="gr20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fill-color="#000000" draw:textarea-horizontal-align="justify" draw:textarea-vertical-align="middle" draw:auto-grow-height="false" fo:min-height="0.021cm" fo:min-width="0cm" draw:shadow="visible" draw:shadow-offset-x="0.035cm" draw:shadow-offset-y="0.035cm"/>
    </style:style>
    <style:style style:name="gr22" style:family="graphic" style:parent-style-name="standard">
      <style:graphic-properties draw:fill-color="#ff0000" draw:textarea-horizontal-align="justify" draw:textarea-vertical-align="middle" draw:auto-grow-height="false" fo:min-height="0.021cm" fo:min-width="0cm" draw:shadow="visible" draw:shadow-offset-x="0.035cm" draw:shadow-offset-y="0.035cm"/>
    </style:style>
    <style:style style:name="gr23" style:family="graphic" style:parent-style-name="standard">
      <style:graphic-properties draw:stroke="none" svg:stroke-color="#000000" draw:fill="none" draw:fill-color="#ffffff" fo:min-height="0.314cm"/>
    </style:style>
    <style:style style:name="gr24" style:family="graphic" style:parent-style-name="objectwithoutfill">
      <style:graphic-properties svg:stroke-width="0.035cm" svg:stroke-color="#000000" draw:marker-start-width="0.252cm" draw:marker-end-width="0.252cm" draw:fill="none" draw:fill-color="#729fcf" draw:textarea-vertical-align="middle" fo:padding-top="0.142cm" fo:padding-bottom="0.142cm" fo:padding-left="0.267cm" fo:padding-right="0.26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4cm" fo:min-width="0.5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</style:style>
    <style:style style:name="gr27" style:family="graphic" style:parent-style-name="objectwithoutfill">
      <style:graphic-properties svg:stroke-width="0.053cm" svg:stroke-color="#000000" draw:marker-start-width="0.279cm" draw:marker-end-width="0.279cm" draw:fill="none" draw:fill-color="#729fcf" draw:textarea-vertical-align="middle" fo:padding-top="0.151cm" fo:padding-bottom="0.151cm" fo:padding-left="0.276cm" fo:padding-right="0.276cm"/>
    </style:style>
    <style:style style:name="gr28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008cm"/>
    </style:style>
    <style:style style:name="gr29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.135cm"/>
    </style:style>
    <style:style style:name="gr30" style:family="graphic" style:parent-style-name="standard">
      <style:graphic-properties svg:stroke-color="#000000" draw:fill-color="#000000" draw:textarea-horizontal-align="justify" draw:textarea-vertical-align="middle" draw:auto-grow-height="false" fo:min-height="0.258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499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2cm" fo:min-width="7.66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683cm"/>
    </style:style>
    <style:style style:name="gr34" style:family="graphic" style:parent-style-name="standard">
      <style:graphic-properties svg:stroke-color="#666666" draw:fill-color="#e6e6e6" draw:textarea-horizontal-align="justify" draw:textarea-vertical-align="middle" draw:auto-grow-height="false" fo:min-height="0.199cm" fo:min-width="0cm" draw:shadow="visible" draw:shadow-offset-x="0.035cm" draw:shadow-offset-y="0.035cm"/>
    </style:style>
    <style:style style:name="gr35" style:family="graphic" style:parent-style-name="standard">
      <style:graphic-properties draw:stroke="none" svg:stroke-color="#000000" draw:fill="none" draw:fill-color="#ffffff" fo:min-height="0.54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2.783cm"/>
    </style:style>
    <style:style style:name="gr37" style:family="graphic" style:parent-style-name="standard">
      <style:graphic-properties draw:stroke="none" svg:stroke-color="#000000" draw:fill="none" draw:fill-color="#ffffff" fo:min-height="11.249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7cm" fo:min-width="5.078cm"/>
    </style:style>
    <style:style style:name="gr39" style:family="graphic" style:parent-style-name="standard">
      <style:graphic-properties draw:stroke="none" svg:stroke-color="#000000" draw:fill="none" draw:fill-color="#ffffff" fo:min-height="1.882cm"/>
    </style:style>
    <style:style style:name="P1" style:family="paragraph">
      <loext:graphic-properties draw:fill="none" draw:fill-color="#ffffff"/>
      <style:text-properties fo:font-weight="bold" style:font-weight-asian="bold" style:font-weight-complex="bold"/>
    </style:style>
    <style:style style:name="P2" style:family="paragraph">
      <loext:graphic-properties draw:fill-color="#b3b3b3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dddddd"/>
      <style:paragraph-properties fo:text-align="center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0000"/>
      <style:paragraph-properties fo:text-align="center"/>
    </style:style>
    <style:style style:name="P7" style:family="paragraph">
      <loext:graphic-properties draw:fill-color="#e6e6e6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8" style:family="paragraph">
      <loext:graphic-properties draw:fill-color="#e6e6e6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6pt" fo:font-weight="bold" style:font-size-asian="6pt" style:font-weight-asian="bold" style:font-size-complex="6pt" style:font-weight-complex="bold"/>
    </style:style>
    <style:style style:name="P10" style:family="paragraph">
      <loext:graphic-properties draw:fill="none" draw:fill-color="#ffffff"/>
      <style:text-properties fo:color="#ffffff" fo:font-size="6pt" style:font-size-asian="6pt" style:font-size-complex="6pt"/>
    </style:style>
    <style:style style:name="P11" style:family="paragraph">
      <loext:graphic-properties draw:fill="none" draw:fill-color="#ffffff"/>
      <style:text-properties fo:font-size="6pt" style:font-size-asian="6pt" style:font-size-complex="6pt"/>
    </style:style>
    <style:style style:name="P12" style:family="paragraph">
      <loext:graphic-properties draw:fill="solid" draw:fill-color="#b2b2b2"/>
      <style:paragraph-properties fo:text-align="center"/>
    </style:style>
    <style:style style:name="P13" style:family="paragraph">
      <loext:graphic-properties draw:fill="solid" draw:fill-color="#2b511a" draw:opacity="100%"/>
      <style:paragraph-properties fo:text-align="center"/>
    </style:style>
    <style:style style:name="P14" style:family="paragraph">
      <loext:graphic-properties draw:fill="solid" draw:fill-color="#b87333"/>
      <style:paragraph-properties fo:text-align="center"/>
    </style:style>
    <style:style style:name="P15" style:family="paragraph">
      <loext:graphic-properties draw:fill="solid" draw:fill-color="#2b511a"/>
      <style:paragraph-properties fo:text-align="center"/>
    </style:style>
    <style:style style:name="P16" style:family="paragraph">
      <loext:graphic-properties draw:fill-color="#2b511a"/>
      <style:paragraph-properties fo:text-align="center"/>
    </style:style>
    <style:style style:name="P17" style:family="paragraph">
      <loext:graphic-properties draw:fill="bitmap" draw:fill-color="#000000" draw:fill-image-name="Dark_20_Vertical"/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="none" draw:fill-color="#729fcf"/>
      <style:paragraph-properties fo:text-align="center"/>
    </style:style>
    <style:style style:name="P21" style:family="paragraph">
      <loext:graphic-properties draw:fill="none" draw:fill-color="#ffffff"/>
      <style:text-properties fo:font-size="8pt" style:font-size-asian="8pt" style:font-size-complex="8pt"/>
    </style:style>
    <style:style style:name="P22" style:family="paragraph">
      <loext:graphic-properties draw:fill-color="#000000"/>
      <style:paragraph-properties fo:text-align="center"/>
      <style:text-properties fo:font-size="6pt" style:font-size-asian="6pt" style:font-size-complex="6pt"/>
    </style:style>
    <style:style style:name="P23" style:family="paragraph">
      <loext:graphic-properties draw:fill="none" draw:fill-color="#ffffff"/>
      <style:text-properties fo:color="#000000" fo:font-size="6pt" style:font-size-asian="6pt" style:font-size-complex="6pt"/>
    </style:style>
    <style:style style:name="P24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  <style:text-properties fo:font-size="26pt" fo:font-weight="bold" style:font-size-asian="26pt" style:font-weight-asian="bold" style:font-size-complex="26pt" style:font-weight-complex="bold"/>
    </style:style>
    <style:style style:name="P26" style:family="paragraph">
      <loext:graphic-properties draw:fill="none" draw:fill-color="#ffffff"/>
      <style:paragraph-properties fo:text-align="center"/>
    </style:style>
    <style:style style:name="P27" style:family="paragraph">
      <loext:graphic-properties draw:fill-color="#e6e6e6"/>
      <style:paragraph-properties fo:text-align="center"/>
    </style:style>
    <style:style style:name="P28" style:family="paragraph">
      <loext:graphic-properties draw:fill="none" draw:fill-color="#ffffff"/>
      <style:text-properties fo:font-size="6pt" fo:font-weight="bold" style:font-size-asian="6pt" style:font-weight-asian="bold" style:font-size-complex="6pt" style:font-weight-complex="bold"/>
    </style:style>
    <style:style style:name="P2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30" style:family="paragraph">
      <style:paragraph-properties fo:text-align="justify"/>
    </style:style>
    <style:style style:name="P31" style:family="paragraph">
      <loext:graphic-properties draw:fill="none" draw:fill-color="#ffffff"/>
      <style:paragraph-properties fo:text-align="justify"/>
      <style:text-properties fo:font-size="16pt" style:font-size-asian="16pt" style:font-size-complex="16pt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</style:style>
    <style:style style:name="P34" style:family="paragraph">
      <loext:graphic-properties draw:fill="none" draw:fill-color="#ffffff"/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.90000009536743pt" style:text-underline-style="solid" style:text-underline-width="auto" style:text-underline-color="font-color" fo:font-weight="bold" style:font-size-asian="2.90000009536743pt" style:font-weight-asian="bold" style:font-size-complex="2.90000009536743pt" style:font-weight-complex="bold"/>
    </style:style>
    <style:style style:name="T3" style:family="text">
      <style:text-properties fo:font-size="2.90000009536743pt" fo:font-weight="bold" style:font-size-asian="2.90000009536743pt" style:font-weight-asian="bold" style:font-size-complex="2.90000009536743pt" style:font-weight-complex="bold"/>
    </style:style>
    <style:style style:name="T4" style:family="text">
      <style:text-properties fo:font-size="4pt" fo:font-weight="bold" style:font-size-asian="4pt" style:font-weight-asian="bold" style:font-size-complex="4pt" style:font-weight-complex="bold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color="#000000" fo:font-size="6pt" style:font-size-asian="6pt" style:font-size-complex="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size="4pt" style:font-size-asian="4pt" style:font-size-complex="4pt"/>
    </style:style>
    <style:style style:name="T11" style:family="text">
      <style:text-properties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controls" svg:width="6.221cm" svg:height="0.954cm" svg:x="7.647cm" svg:y="5.761cm">
          <draw:text-box>
            <text:p><text:span text:style-name="T1">Board Architecture</text:span></text:p>
          </draw:text-box>
        </draw:frame>
        <draw:custom-shape draw:style-name="gr2" draw:text-style-name="P2" draw:layer="layout" svg:width="7.874cm" svg:height="2.159cm" svg:x="6.566cm" svg:y="21.44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72cm" svg:height="0.889cm" svg:x="8.217cm" svg:y="21.82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5cm" svg:x="13.297cm" svg:y="21.9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81cm" svg:height="0.381cm" svg:x="7.074cm" svg:y="22.4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7.074cm" svg:y="21.8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draw:layer="layout" svg:width="0.508cm" svg:height="0.254cm" svg:x="8.452cm" svg:y="22.971cm">
          <text:p text:style-name="P3"><text:span text:style-name="T2">On</text:span></text:p>
          <text:p text:style-name="P3"><text:span text:style-name="T3">Off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08cm" svg:height="0.254cm" svg:x="9.641cm" svg:y="22.971cm">
          <text:p text:style-name="P3"><text:span text:style-name="T3">M</text:span><text:span text:style-name="T3">en</text:span><text:span text:style-name="T3">u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508cm" svg:height="0.254cm" svg:x="10.83cm" svg:y="22.971cm">
          <text:p text:style-name="P3"><text:span text:style-name="T2">L</text:span><text:span text:style-name="T2">o</text:span><text:span text:style-name="T2">c</text:span><text:span text:style-name="T2">k</text:span></text:p>
          <text:p text:style-name="P3"><text:span text:style-name="T3">U</text:span><text:span text:style-name="T3">n</text:span><text:span text:style-name="T3">l</text:span><text:span text:style-name="T3">o</text:span><text:span text:style-name="T3">c</text:span><text:span text:style-name="T3">k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0.508cm" svg:height="0.254cm" svg:x="12.019cm" svg:y="22.971cm">
          <text:p text:style-name="P3"><text:span text:style-name="T2">Voltag</text:span><text:span text:style-name="T2">e</text:span></text:p>
          <text:p text:style-name="P3"><text:span text:style-name="T3">Amp</text:span></text:p>
          <draw:enhanced-geometry svg:viewBox="0 0 21600 21600" draw:type="rectangle" draw:enhanced-path="M 0 0 L 21600 0 21600 21600 0 21600 0 0 Z N"/>
        </draw:custom-shape>
        <draw:custom-shape draw:style-name="gr8" draw:text-style-name="P5" draw:layer="layout" svg:width="0.889cm" svg:height="0.254cm" svg:x="13.043cm" svg:y="23.60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5" draw:layer="layout" svg:width="0.889cm" svg:height="0.254cm" svg:x="7.101cm" svg:y="23.606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9" draw:layer="layout" svg:width="1.016cm" svg:height="0.547cm" svg:x="6.847cm" svg:y="22.932cm">
          <draw:text-box>
            <text:p text:style-name="P3"><text:span text:style-name="T4">0 – 25 V</text:span></text:p>
            <text:p text:style-name="P3"><text:span text:style-name="T4">0 – 3 A</text:span></text:p>
          </draw:text-box>
        </draw:frame>
        <draw:frame draw:style-name="gr10" draw:text-style-name="P10" draw:layer="layout" svg:width="3.683cm" svg:height="0.399cm" svg:x="8.779cm" svg:y="21.429cm">
          <draw:text-box>
            <text:p text:style-name="P3"><text:span text:style-name="T4">DC Power Supply 25V/3A 75W</text:span></text:p>
          </draw:text-box>
        </draw:frame>
        <draw:frame draw:style-name="gr11" draw:text-style-name="P11" draw:layer="layout" svg:width="0.281cm" svg:height="0.484cm" svg:x="7.517cm" svg:y="21.77cm">
          <draw:text-box>
            <text:p><text:span text:style-name="T5">+</text:span></text:p>
          </draw:text-box>
        </draw:frame>
        <draw:frame draw:style-name="gr12" draw:text-style-name="P11" draw:layer="layout" svg:width="0.574cm" svg:height="0.484cm" svg:x="7.314cm" svg:y="22.374cm">
          <draw:text-box>
            <text:p><text:span text:style-name="T5">-</text:span></text:p>
          </draw:text-box>
        </draw:frame>
        <draw:g>
          <draw:custom-shape draw:style-name="gr13" draw:text-style-name="P12" draw:layer="layout" svg:width="8.128cm" svg:height="8.255cm" svg:x="6.439cm" svg:y="7.85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13" draw:layer="layout" svg:width="7.62cm" svg:height="1.905cm" svg:x="6.687cm" svg:y="7.858cm">
            <text:p text:style-name="P3">Control Board</text:p>
            <draw:enhanced-geometry svg:viewBox="0 0 21600 21600" draw:type="rectangle" draw:enhanced-path="M 0 0 L 21600 0 21600 21600 0 21600 0 0 Z N"/>
          </draw:custom-shape>
          <draw:custom-shape draw:style-name="gr15" draw:text-style-name="P14" draw:layer="layout" svg:width="2.921cm" svg:height="2.921cm" svg:x="9.037cm" svg:y="9.89cm">
            <text:p text:style-name="P3"><text:span text:style-name="T6">Toroi</text:span><text:span text:style-name="T6">dal</text:span><text:span text:style-name="T6"><text:line-break/></text:span><text:span text:style-name="T6">Tran</text:span><text:span text:style-name="T6">sfor</text:span><text:span text:style-name="T6">mer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7.62cm" svg:height="2.921cm" svg:x="6.687cm" svg:y="12.938cm">
            <text:p text:style-name="P3">Power Supply Board</text:p>
            <draw:enhanced-geometry svg:viewBox="0 0 21600 21600" draw:type="rectangle" draw:enhanced-path="M 0 0 L 21600 0 21600 21600 0 21600 0 0 Z N"/>
          </draw:custom-shape>
          <draw:custom-shape draw:style-name="gr17" draw:text-style-name="P16" draw:layer="layout" svg:width="6.471cm" svg:height="1.905cm" svg:x="7.852cm" svg:y="16.213cm">
            <text:p text:style-name="P3">User Interface Board</text:p>
            <draw:enhanced-geometry svg:viewBox="0 0 21600 21600" draw:type="rectangle" draw:enhanced-path="M 0 0 L 21600 0 21600 21600 0 21600 0 0 Z N"/>
          </draw:custom-shape>
          <draw:custom-shape draw:style-name="gr18" draw:text-style-name="P17" draw:layer="layout" svg:width="1.016cm" svg:height="3.683cm" svg:x="12.732cm" svg:y="9.509cm">
            <text:p/>
            <draw:enhanced-geometry svg:viewBox="0 0 21600 21600" draw:type="rectangle" draw:enhanced-path="M 0 0 L 21600 0 21600 21600 0 21600 0 0 Z N"/>
          </draw:custom-shape>
          <draw:custom-shape draw:style-name="gr19" draw:text-style-name="P17" draw:layer="layout" svg:width="1.016cm" svg:height="1.016cm" svg:x="12.748cm" svg:y="15.478cm">
            <text:p/>
            <draw:enhanced-geometry svg:viewBox="0 0 21600 21600" draw:type="rectangle" draw:enhanced-path="M 0 0 L 21600 0 21600 21600 0 21600 0 0 Z N"/>
          </draw:custom-shape>
          <draw:line draw:style-name="gr20" draw:text-style-name="P18" draw:layer="layout" svg:x1="7.271cm" svg:y1="7.858cm" svg:x2="7.271cm" svg:y2="11.16cm">
            <text:p/>
          </draw:line>
          <draw:custom-shape draw:style-name="gr21" draw:text-style-name="P5" draw:layer="layout" svg:width="0.381cm" svg:height="0.381cm" svg:x="6.96cm" svg:y="16.5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2" draw:text-style-name="P6" draw:layer="layout" svg:width="0.381cm" svg:height="0.381cm" svg:x="6.96cm" svg:y="17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0" draw:text-style-name="P18" draw:layer="layout" svg:x1="7.779cm" svg:y1="7.858cm" svg:x2="7.779cm" svg:y2="10.779cm">
            <text:p/>
          </draw:line>
          <draw:line draw:style-name="gr20" draw:text-style-name="P18" draw:layer="layout" svg:x1="7.779cm" svg:y1="10.779cm" svg:x2="9.176cm" svg:y2="10.779cm">
            <text:p/>
          </draw:line>
          <draw:line draw:style-name="gr20" draw:text-style-name="P18" draw:layer="layout" svg:x1="7.271cm" svg:y1="11.16cm" svg:x2="9.037cm" svg:y2="11.16cm">
            <text:p/>
          </draw:line>
          <draw:frame draw:style-name="gr23" draw:text-style-name="P19" draw:layer="controls" svg:width="2.332cm" svg:height="0.564cm" svg:x="6.447cm" svg:y="7.196cm">
            <draw:text-box>
              <text:p text:style-name="P3"><text:span text:style-name="T7">110/220V </text:span></text:p>
            </draw:text-box>
          </draw:frame>
          <draw:line draw:style-name="gr24" draw:text-style-name="P20" draw:layer="controls" svg:x1="7.271cm" svg:y1="11.668cm" svg:x2="9.037cm" svg:y2="11.668cm">
            <text:p/>
          </draw:line>
          <draw:line draw:style-name="gr24" draw:text-style-name="P20" draw:layer="controls" svg:x1="7.271cm" svg:y1="11.668cm" svg:x2="7.271cm" svg:y2="13.192cm">
            <text:p/>
          </draw:line>
          <draw:line draw:style-name="gr24" draw:text-style-name="P20" draw:layer="controls" svg:x1="9.176cm" svg:y1="12.049cm" svg:x2="7.779cm" svg:y2="12.049cm">
            <text:p/>
          </draw:line>
          <draw:line draw:style-name="gr24" draw:text-style-name="P20" draw:layer="controls" svg:x1="7.779cm" svg:y1="12.049cm" svg:x2="7.779cm" svg:y2="13.192cm">
            <text:p/>
          </draw:line>
          <draw:frame draw:style-name="gr25" draw:text-style-name="P21" draw:layer="controls" svg:width="1.006cm" svg:height="0.564cm" svg:x="7.662cm" svg:y="12.43cm">
            <draw:text-box>
              <text:p><text:span text:style-name="T7">30V</text:span></text:p>
            </draw:text-box>
          </draw:frame>
          <draw:frame draw:style-name="gr26" draw:text-style-name="P21" draw:layer="controls" svg:width="1.256cm" svg:height="0.877cm" svg:x="6.547cm" svg:y="17.637cm">
            <draw:text-box>
              <text:p text:style-name="P3"><text:span text:style-name="T7">0-25V</text:span><text:span text:style-name="T7"><text:line-break/></text:span><text:span text:style-name="T7">0-3A</text:span></text:p>
            </draw:text-box>
          </draw:frame>
          <draw:line draw:style-name="gr24" draw:text-style-name="P20" draw:layer="controls" svg:x1="7.576cm" svg:y1="15.795cm" svg:x2="7.576cm" svg:y2="17.446cm">
            <text:p/>
          </draw:line>
          <draw:line draw:style-name="gr27" draw:text-style-name="P20" draw:layer="controls" svg:x1="7.592cm" svg:y1="17.42cm" svg:x2="7.335cm" svg:y2="17.42cm">
            <text:p/>
          </draw:line>
          <draw:custom-shape draw:style-name="gr28" draw:text-style-name="P5" draw:layer="controls" svg:width="0.508cm" svg:height="0.127cm" svg:x="11.392cm" svg:y="7.731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5" draw:layer="controls" svg:width="0.381cm" svg:height="0.127cm" svg:x="12.662cm" svg:y="7.731cm">
            <text:p/>
            <draw:enhanced-geometry svg:viewBox="0 0 21600 21600" draw:type="rectangle" draw:enhanced-path="M 0 0 L 21600 0 21600 21600 0 21600 0 0 Z N"/>
          </draw:custom-shape>
          <draw:frame draw:style-name="gr23" draw:text-style-name="P19" draw:layer="controls" svg:width="1.143cm" svg:height="0.564cm" svg:x="11.011cm" svg:y="7.196cm">
            <draw:text-box>
              <text:p text:style-name="P3"><text:span text:style-name="T7">USB</text:span></text:p>
            </draw:text-box>
          </draw:frame>
          <draw:frame draw:style-name="gr23" draw:text-style-name="P21" draw:layer="controls" svg:width="1.651cm" svg:height="0.564cm" svg:x="12cm" svg:y="7.196cm">
            <draw:text-box>
              <text:p text:style-name="P3"><text:span text:style-name="T7">LAN/LXI</text:span></text:p>
            </draw:text-box>
          </draw:frame>
          <draw:custom-shape draw:style-name="gr29" draw:text-style-name="P5" draw:layer="layout" svg:width="0.635cm" svg:height="0.127cm" svg:x="7.201cm" svg:y="7.731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22" draw:layer="layout" svg:width="0.127cm" svg:height="0.508cm" svg:x="7.709cm" svg:y="9.89cm">
            <text:p/>
            <draw:enhanced-geometry svg:viewBox="0 0 21600 21600" draw:type="rectangle" draw:enhanced-path="M 0 0 L 21600 0 21600 21600 0 21600 0 0 Z N"/>
          </draw:custom-shape>
          <draw:frame draw:style-name="gr11" draw:text-style-name="P23" draw:layer="layout" svg:width="1.143cm" svg:height="0.484cm" svg:x="7.709cm" svg:y="9.901cm">
            <draw:text-box>
              <text:p><text:span text:style-name="T8">FUSE</text:span></text:p>
            </draw:text-box>
          </draw:frame>
          <draw:line draw:style-name="gr24" draw:text-style-name="P20" draw:layer="layout" svg:x1="7.158cm" svg:y1="15.789cm" svg:x2="7.158cm" svg:y2="16.651cm">
            <text:p/>
          </draw:line>
        </draw:g>
        <draw:frame draw:style-name="gr31" draw:text-style-name="P24" draw:layer="layout" svg:width="3.999cm" svg:height="0.954cm" svg:x="8.504cm" svg:y="19.925cm">
          <draw:text-box>
            <text:p text:style-name="P3"><text:span text:style-name="T1">Front Panel</text:span></text:p>
          </draw:text-box>
        </draw:frame>
        <draw:frame draw:style-name="gr32" draw:text-style-name="P25" draw:layer="layout" svg:width="8.169cm" svg:height="1.272cm" svg:x="6.622cm" svg:y="3.159cm">
          <draw:text-box>
            <text:p text:style-name="P3"><text:span text:style-name="T9">DC Power Supply</text:span></text:p>
          </draw:text-box>
        </draw:frame>
      </draw:page>
      <draw:page draw:name="page2" draw:style-name="dp2" draw:master-page-name="Default">
        <draw:frame draw:style-name="gr33" draw:text-style-name="P26" draw:layer="layout" svg:width="6.183cm" svg:height="1.657cm" svg:x="7.412cm" svg:y="4.423cm">
          <draw:text-box>
            <text:p text:style-name="P3"><text:span text:style-name="T1">Stackable Housing</text:span></text:p>
          </draw:text-box>
        </draw:frame>
        <draw:g>
          <draw:custom-shape draw:style-name="gr2" draw:text-style-name="P2" draw:layer="layout" svg:width="7.874cm" svg:height="2.159cm" svg:x="6.566cm" svg:y="6.58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572cm" svg:height="0.889cm" svg:x="8.217cm" svg:y="6.96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7" draw:layer="layout" svg:width="0.635cm" svg:height="0.635cm" svg:x="13.297cm" svg:y="7.1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81cm" svg:height="0.381cm" svg:x="7.074cm" svg:y="7.5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81cm" svg:height="0.381cm" svg:x="7.074cm" svg:y="6.94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08cm" svg:height="0.254cm" svg:x="8.452cm" svg:y="8.112cm">
            <text:p text:style-name="P3"><text:span text:style-name="T2">On</text:span></text:p>
            <text:p text:style-name="P3"><text:span text:style-name="T3">Off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508cm" svg:height="0.254cm" svg:x="9.641cm" svg:y="8.112cm">
            <text:p text:style-name="P3"><text:span text:style-name="T3">Menu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508cm" svg:height="0.254cm" svg:x="10.83cm" svg:y="8.112cm">
            <text:p text:style-name="P3"><text:span text:style-name="T2">Lock</text:span></text:p>
            <text:p text:style-name="P3"><text:span text:style-name="T3">Unloc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508cm" svg:height="0.254cm" svg:x="12.019cm" svg:y="8.112cm">
            <text:p text:style-name="P3"><text:span text:style-name="T2">Voltage</text:span></text:p>
            <text:p text:style-name="P3"><text:span text:style-name="T3">Am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89cm" svg:height="0.254cm" svg:x="13.043cm" svg:y="8.747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5" draw:layer="layout" svg:width="0.889cm" svg:height="0.254cm" svg:x="7.101cm" svg:y="8.747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9" draw:text-style-name="P9" draw:layer="layout" svg:width="1.016cm" svg:height="0.547cm" svg:x="6.847cm" svg:y="8.073cm">
            <draw:text-box>
              <text:p text:style-name="P3"><text:span text:style-name="T4">0 – 25 V</text:span></text:p>
              <text:p text:style-name="P3"><text:span text:style-name="T4">0 – 3 A</text:span></text:p>
            </draw:text-box>
          </draw:frame>
          <draw:frame draw:style-name="gr10" draw:text-style-name="P28" draw:layer="layout" svg:width="3.683cm" svg:height="0.399cm" svg:x="8.779cm" svg:y="6.57cm">
            <draw:text-box>
              <text:p text:style-name="P3"><text:span text:style-name="T4">DC Power Supply 25V/3A 75W</text:span></text:p>
            </draw:text-box>
          </draw:frame>
          <draw:frame draw:style-name="gr11" draw:text-style-name="P11" draw:layer="layout" svg:width="0.281cm" svg:height="0.484cm" svg:x="7.517cm" svg:y="6.911cm">
            <draw:text-box>
              <text:p><text:span text:style-name="T5">+</text:span></text:p>
            </draw:text-box>
          </draw:frame>
          <draw:frame draw:style-name="gr12" draw:text-style-name="P11" draw:layer="layout" svg:width="0.574cm" svg:height="0.484cm" svg:x="7.314cm" svg:y="7.515cm">
            <draw:text-box>
              <text:p><text:span text:style-name="T5">-</text:span></text:p>
            </draw:text-box>
          </draw:frame>
          <draw:custom-shape draw:style-name="gr2" draw:text-style-name="P2" draw:layer="layout" svg:width="7.874cm" svg:height="2.159cm" svg:x="6.566cm" svg:y="8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572cm" svg:height="0.889cm" svg:x="8.217cm" svg:y="9.37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7" draw:layer="layout" svg:width="0.635cm" svg:height="0.635cm" svg:x="13.297cm" svg:y="9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81cm" svg:height="0.381cm" svg:x="7.074cm" svg:y="9.9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81cm" svg:height="0.381cm" svg:x="7.074cm" svg:y="9.3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08cm" svg:height="0.254cm" svg:x="8.452cm" svg:y="10.514cm">
            <text:p text:style-name="P3"><text:span text:style-name="T2">On</text:span></text:p>
            <text:p text:style-name="P3"><text:span text:style-name="T3">Off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508cm" svg:height="0.254cm" svg:x="9.641cm" svg:y="10.514cm">
            <text:p text:style-name="P3"><text:span text:style-name="T3">Menu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508cm" svg:height="0.254cm" svg:x="10.83cm" svg:y="10.514cm">
            <text:p text:style-name="P3"><text:span text:style-name="T2">Lock</text:span></text:p>
            <text:p text:style-name="P3"><text:span text:style-name="T3">Unloc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508cm" svg:height="0.254cm" svg:x="12.019cm" svg:y="10.514cm">
            <text:p text:style-name="P3"><text:span text:style-name="T2">Voltage</text:span></text:p>
            <text:p text:style-name="P3"><text:span text:style-name="T3">Am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89cm" svg:height="0.254cm" svg:x="13.043cm" svg:y="11.14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5" draw:layer="layout" svg:width="0.889cm" svg:height="0.254cm" svg:x="7.101cm" svg:y="11.14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9" draw:text-style-name="P9" draw:layer="layout" svg:width="1.016cm" svg:height="0.547cm" svg:x="6.847cm" svg:y="10.475cm">
            <draw:text-box>
              <text:p text:style-name="P3"><text:span text:style-name="T4">0 – 25 V</text:span></text:p>
              <text:p text:style-name="P3"><text:span text:style-name="T4">0 – 3 A</text:span></text:p>
            </draw:text-box>
          </draw:frame>
          <draw:frame draw:style-name="gr10" draw:text-style-name="P11" draw:layer="layout" svg:width="3.683cm" svg:height="0.399cm" svg:x="8.779cm" svg:y="8.972cm">
            <draw:text-box>
              <text:p text:style-name="P3"><text:span text:style-name="T4">DC Power Supply 25V/3A 75W</text:span></text:p>
            </draw:text-box>
          </draw:frame>
          <draw:frame draw:style-name="gr11" draw:text-style-name="P11" draw:layer="layout" svg:width="0.281cm" svg:height="0.484cm" svg:x="7.517cm" svg:y="9.313cm">
            <draw:text-box>
              <text:p><text:span text:style-name="T5">+</text:span></text:p>
            </draw:text-box>
          </draw:frame>
          <draw:frame draw:style-name="gr12" draw:text-style-name="P11" draw:layer="layout" svg:width="0.574cm" svg:height="0.484cm" svg:x="7.314cm" svg:y="9.917cm">
            <draw:text-box>
              <text:p><text:span text:style-name="T5">-</text:span></text:p>
            </draw:text-box>
          </draw:frame>
          <draw:custom-shape draw:style-name="gr2" draw:text-style-name="P2" draw:layer="layout" svg:width="7.874cm" svg:height="2.159cm" svg:x="6.566cm" svg:y="11.3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4.572cm" svg:height="0.889cm" svg:x="8.217cm" svg:y="11.771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7" draw:layer="layout" svg:width="0.635cm" svg:height="0.635cm" svg:x="13.297cm" svg:y="11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0.381cm" svg:height="0.381cm" svg:x="7.074cm" svg:y="12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0.381cm" svg:height="0.381cm" svg:x="7.074cm" svg:y="11.7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508cm" svg:height="0.254cm" svg:x="8.452cm" svg:y="12.914cm">
            <text:p text:style-name="P3"><text:span text:style-name="T2">On</text:span></text:p>
            <text:p text:style-name="P3"><text:span text:style-name="T3">Off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508cm" svg:height="0.254cm" svg:x="9.641cm" svg:y="12.914cm">
            <text:p text:style-name="P3"><text:span text:style-name="T3">Menu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7" draw:layer="layout" svg:width="0.508cm" svg:height="0.254cm" svg:x="10.83cm" svg:y="12.914cm">
            <text:p text:style-name="P3"><text:span text:style-name="T2">Lock</text:span></text:p>
            <text:p text:style-name="P3"><text:span text:style-name="T3">Unlock</text:span></text:p>
            <draw:enhanced-geometry svg:viewBox="0 0 21600 21600" draw:type="rectangle" draw:enhanced-path="M 0 0 L 21600 0 21600 21600 0 21600 0 0 Z N"/>
          </draw:custom-shape>
          <draw:custom-shape draw:style-name="gr7" draw:text-style-name="P8" draw:layer="layout" svg:width="0.508cm" svg:height="0.254cm" svg:x="12.019cm" svg:y="12.914cm">
            <text:p text:style-name="P3"><text:span text:style-name="T2">Voltage</text:span></text:p>
            <text:p text:style-name="P3"><text:span text:style-name="T3">Amp</text:span></text:p>
            <draw:enhanced-geometry svg:viewBox="0 0 21600 21600" draw:type="rectangle" draw:enhanced-path="M 0 0 L 21600 0 21600 21600 0 21600 0 0 Z N"/>
          </draw:custom-shape>
          <draw:custom-shape draw:style-name="gr8" draw:text-style-name="P5" draw:layer="layout" svg:width="0.889cm" svg:height="0.254cm" svg:x="13.043cm" svg:y="13.54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custom-shape draw:style-name="gr8" draw:text-style-name="P5" draw:layer="layout" svg:width="0.889cm" svg:height="0.254cm" svg:x="7.101cm" svg:y="13.549cm">
            <text:p/>
            <draw:enhanced-geometry svg:viewBox="0 0 21600 21600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frame draw:style-name="gr9" draw:text-style-name="P9" draw:layer="layout" svg:width="1.016cm" svg:height="0.547cm" svg:x="6.847cm" svg:y="12.875cm">
            <draw:text-box>
              <text:p text:style-name="P3"><text:span text:style-name="T4">0 – 25 V</text:span></text:p>
              <text:p text:style-name="P3"><text:span text:style-name="T4">0 – 3 A</text:span></text:p>
            </draw:text-box>
          </draw:frame>
          <draw:frame draw:style-name="gr10" draw:text-style-name="P11" draw:layer="layout" svg:width="3.683cm" svg:height="0.399cm" svg:x="8.779cm" svg:y="11.372cm">
            <draw:text-box>
              <text:p text:style-name="P3"><text:span text:style-name="T10"><text:s/></text:span><text:span text:style-name="T4">DC Power Supply 25V/3A 75W</text:span></text:p>
            </draw:text-box>
          </draw:frame>
          <draw:frame draw:style-name="gr11" draw:text-style-name="P11" draw:layer="layout" svg:width="0.281cm" svg:height="0.484cm" svg:x="7.517cm" svg:y="11.713cm">
            <draw:text-box>
              <text:p><text:span text:style-name="T5">+</text:span></text:p>
            </draw:text-box>
          </draw:frame>
          <draw:frame draw:style-name="gr12" draw:text-style-name="P11" draw:layer="layout" svg:width="0.574cm" svg:height="0.484cm" svg:x="7.314cm" svg:y="12.317cm">
            <draw:text-box>
              <text:p><text:span text:style-name="T5">-</text:span></text:p>
            </draw:text-box>
          </draw:frame>
          <draw:frame draw:style-name="gr35" draw:text-style-name="P29" draw:layer="layout" svg:width="2.032cm" svg:height="0.798cm" svg:x="9.46cm" svg:y="11.822cm">
            <draw:text-box>
              <text:p text:style-name="P3"><text:span text:style-name="T6">Master</text:span></text:p>
            </draw:text-box>
          </draw:frame>
          <draw:frame draw:style-name="gr35" draw:text-style-name="P29" draw:layer="layout" svg:width="2.032cm" svg:height="0.798cm" svg:x="9.46cm" svg:y="9.522cm">
            <draw:text-box>
              <text:p text:style-name="P3"><text:span text:style-name="T6">Slave</text:span></text:p>
            </draw:text-box>
          </draw:frame>
          <draw:frame draw:style-name="gr35" draw:text-style-name="P29" draw:layer="layout" svg:width="2.032cm" svg:height="0.798cm" svg:x="9.46cm" svg:y="7.122cm">
            <draw:text-box>
              <text:p text:style-name="P3"><text:span text:style-name="T6">Slave</text:span></text:p>
            </draw:text-box>
          </draw:frame>
        </draw:g>
        <draw:frame draw:style-name="gr36" draw:text-style-name="P26" draw:layer="layout" svg:width="3.283cm" svg:height="1.657cm" svg:x="4.429cm" svg:y="16.996cm">
          <draw:text-box>
            <text:p text:style-name="P3"/>
            <text:p text:style-name="P3"/>
          </draw:text-box>
        </draw:frame>
        <draw:frame draw:style-name="gr37" draw:text-style-name="P31" draw:layer="layout" svg:width="10.436cm" svg:height="11.499cm" svg:x="5.285cm" svg:y="15.478cm">
          <draw:text-box>
            <text:p text:style-name="P3"><text:span text:style-name="T11">Example configuration (3 units)</text:span></text:p>
            <text:p text:style-name="P3"><text:span text:style-name="T12">Serial linkage: 0-75V, 0-3A</text:span></text:p>
            <text:p text:style-name="P3"><text:span text:style-name="T12">Parallel linkage: 0-25V, 0-9A</text:span></text:p>
            <text:p text:style-name="P30"><text:span text:style-name="T12"/></text:p>
            <text:p text:style-name="P30"><text:span text:style-name="T12">To obtain higher voltage or current output the units can be linked together via LAN/LXI for control by master unit. The front panel controls of the slave units will automatically lock and sync with the master unit.</text:span></text:p>
            <text:p text:style-name="P30"><text:span text:style-name="T12"/></text:p>
            <text:p text:style-name="P30"><text:span text:style-name="T13">NOTICE:</text:span><text:span text:style-name="T12"> Linking increases noise for each unit added.</text:span></text:p>
          </draw:text-box>
        </draw:frame>
      </draw:page>
      <draw:page draw:name="page3" draw:style-name="dp2" draw:master-page-name="Default">
        <draw:frame draw:style-name="gr38" draw:text-style-name="P33" draw:layer="layout" svg:width="5.578cm" svg:height="1.657cm" svg:x="7.714cm" svg:y="4.423cm">
          <draw:text-box>
            <text:p text:style-name="P32"><text:span text:style-name="T1">H</text:span><text:span text:style-name="T1">e</text:span><text:span text:style-name="T1">a</text:span><text:span text:style-name="T1">d</text:span><text:span text:style-name="T1">l</text:span><text:span text:style-name="T1">e</text:span><text:span text:style-name="T1">s</text:span><text:span text:style-name="T1">s</text:span><text:span text:style-name="T1"> </text:span><text:span text:style-name="T1">V</text:span><text:span text:style-name="T1">a</text:span><text:span text:style-name="T1">r</text:span><text:span text:style-name="T1">i</text:span><text:span text:style-name="T1">a</text:span><text:span text:style-name="T1">n</text:span><text:span text:style-name="T1">t</text:span></text:p>
          </draw:text-box>
        </draw:frame>
        <draw:custom-shape draw:style-name="gr2" draw:text-style-name="P2" draw:layer="layout" svg:width="7.874cm" svg:height="2.159cm" svg:x="6.566cm" svg:y="6.58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572cm" svg:height="0.889cm" svg:x="8.317cm" svg:y="7.16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381cm" svg:height="0.381cm" svg:x="7.074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0.381cm" svg:height="0.381cm" svg:x="7.074cm" svg:y="6.9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889cm" svg:height="0.254cm" svg:x="13.043cm" svg:y="8.74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5" draw:layer="layout" svg:width="0.889cm" svg:height="0.254cm" svg:x="7.101cm" svg:y="8.747cm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9" draw:text-style-name="P9" draw:layer="layout" svg:width="1.016cm" svg:height="0.547cm" svg:x="6.847cm" svg:y="8.073cm">
          <draw:text-box>
            <text:p text:style-name="P3"><text:span text:style-name="T4">0 – </text:span><text:span text:style-name="T4">25 V</text:span></text:p>
            <text:p text:style-name="P3"><text:span text:style-name="T4">0 – 3 </text:span><text:span text:style-name="T4">A</text:span></text:p>
          </draw:text-box>
        </draw:frame>
        <draw:frame draw:style-name="gr10" draw:text-style-name="P28" draw:layer="layout" svg:width="3.683cm" svg:height="0.399cm" svg:x="8.779cm" svg:y="6.57cm">
          <draw:text-box>
            <text:p text:style-name="P3"><text:span text:style-name="T4">DC </text:span><text:span text:style-name="T4">Po</text:span><text:span text:style-name="T4">wer </text:span><text:span text:style-name="T4">Sup</text:span><text:span text:style-name="T4">ply </text:span><text:span text:style-name="T4">25V</text:span><text:span text:style-name="T4">/3A </text:span><text:span text:style-name="T4">75</text:span><text:span text:style-name="T4">W</text:span></text:p>
          </draw:text-box>
        </draw:frame>
        <draw:frame draw:style-name="gr11" draw:text-style-name="P11" draw:layer="layout" svg:width="0.281cm" svg:height="0.484cm" svg:x="7.517cm" svg:y="6.911cm">
          <draw:text-box>
            <text:p><text:span text:style-name="T5">+</text:span></text:p>
          </draw:text-box>
        </draw:frame>
        <draw:frame draw:style-name="gr12" draw:text-style-name="P11" draw:layer="layout" svg:width="0.574cm" svg:height="0.484cm" svg:x="7.314cm" svg:y="7.515cm">
          <draw:text-box>
            <text:p><text:span text:style-name="T5">-</text:span></text:p>
          </draw:text-box>
        </draw:frame>
        <draw:frame draw:style-name="gr39" draw:text-style-name="P34" draw:layer="layout" svg:width="10.436cm" svg:height="2.132cm" svg:x="5.296cm" svg:y="10.652cm">
          <draw:text-box>
            <text:p text:style-name="P3"><text:span text:style-name="T12">No front controls</text:span></text:p>
            <text:p text:style-name="P3"><text:span text:style-name="T12">Remote control only (tablet, PC, etc.)</text:span></text:p>
            <text:p text:style-name="P30"><text:span text:style-name="T12"/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7c7c9c" draw:end-color="#ffffff" draw:start-intensity="100%" draw:end-intensity="100%" draw:angle="0" draw:border="0%"/>
    <draw:fill-image draw:name="Dark_20_Vertical" draw:display-name="Dark Vertical" xlink:href="Pictures/100000000000000800000008B238B3E9FE2182A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tin Lund</meta:initial-creator>
    <meta:creation-date>2017-07-10T19:45:26.723782005</meta:creation-date>
    <dc:date>2017-10-23T21:39:18.650580839</dc:date>
    <meta:editing-duration>PT3H53M19S</meta:editing-duration>
    <meta:editing-cycles>117</meta:editing-cycles>
    <meta:generator>LibreOffice/5.4.1.2$Linux_X86_64 LibreOffice_project/40m0$Build-2</meta:generator>
    <meta:document-statistic meta:object-count="113"/>
  </office:meta>
</office:document-meta>
</file>